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8" style:family="table-row">
      <style:table-row-properties style:min-row-height="1.702cm"/>
    </style:style>
    <style:style style:name="Таблица1.D2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0cfe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paragraph-rsid="003991e3"/>
    </style:style>
    <style:style style:name="P5" style:family="paragraph" style:parent-style-name="Standard">
      <style:text-properties officeooo:paragraph-rsid="003991e3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17" style:family="paragraph" style:parent-style-name="Table_20_Contents">
      <style:text-properties fo:font-size="10.5pt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2c29a3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76b95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083ca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3083ca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11437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52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2ee2e5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daf8e" style:font-size-asian="10.5pt" style:font-size-complex="10.5pt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font-size="10.5pt" fo:font-weight="normal" officeooo:rsid="001331e3" officeooo:paragraph-rsid="003083ca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f9cfe" style:font-size-asian="10.5pt" style:font-size-complex="10.5pt"/>
    </style:style>
    <style:style style:name="P5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e9d41" style:font-name-asian="Times New Roman1" style:font-size-asian="10.5pt" style:font-style-asian="italic" style:font-weight-asian="bold" style:font-name-complex="Times New Roman1" style:font-size-complex="10.5pt"/>
    </style:style>
    <style:style style:name="P6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6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rsid="001331e3" officeooo:paragraph-rsid="003f9cfe" style:font-name-asian="Times New Roman1" style:font-size-asian="10.5pt" style:font-style-asian="italic" style:font-weight-asian="bold" style:font-name-complex="Times New Roman1" style:font-size-complex="10.5pt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11437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083ca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e2e5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0cfe3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1b18" style:font-style-asian="normal" style:font-style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font-weight-complex="normal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76b95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1" style:family="text">
      <style:text-properties style:font-name="Times New Roman" fo:font-style="italic" fo:font-weight="bold" officeooo:rsid="003e9d41" style:font-name-asian="Times New Roman1" style:font-style-asian="italic" style:font-weight-asian="bold" style:font-name-complex="Times New Roman1"/>
    </style:style>
    <style:style style:name="T32" style:family="text">
      <style:text-properties officeooo:rsid="0029f1f9"/>
    </style:style>
    <style:style style:name="T33" style:family="text">
      <style:text-properties style:font-name-asian="Times New Roman1" style:font-name-complex="Times New Roman1"/>
    </style:style>
    <style:style style:name="T34" style:family="text">
      <style:text-properties officeooo:rsid="00282cca" style:font-name-asian="Times New Roman1" style:font-name-complex="Times New Roman1"/>
    </style:style>
    <style:style style:name="T35" style:family="text">
      <style:text-properties officeooo:rsid="001331e3" style:font-name-asian="Times New Roman1" style:font-name-complex="Times New Roman1"/>
    </style:style>
    <style:style style:name="T36" style:family="text">
      <style:text-properties officeooo:rsid="002e1b18"/>
    </style:style>
    <style:style style:name="T37" style:family="text">
      <style:text-properties officeooo:rsid="003083ca"/>
    </style:style>
    <style:style style:name="T38" style:family="text">
      <style:text-properties officeooo:rsid="00181cf4"/>
    </style:style>
    <style:style style:name="T39" style:family="text">
      <style:text-properties officeooo:rsid="0032bfe2"/>
    </style:style>
    <style:style style:name="T40" style:family="text">
      <style:text-properties fo:language="ru" fo:country="RU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3b71b4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3b8003"/>
    </style:style>
    <style:style style:name="T48" style:family="text">
      <style:text-properties fo:language="uk" fo:country="UA" officeooo:rsid="002c9457"/>
    </style:style>
    <style:style style:name="T49" style:family="text">
      <style:text-properties fo:language="uk" fo:country="UA" officeooo:rsid="0021a7d8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officeooo:rsid="003931f6"/>
    </style:style>
    <style:style style:name="T52" style:family="text">
      <style:text-properties fo:language="uk" fo:country="UA" fo:font-weight="normal" officeooo:rsid="002c9457" style:font-weight-asian="normal" style:font-weight-complex="normal"/>
    </style:style>
    <style:style style:name="T53" style:family="text">
      <style:text-properties fo:language="uk" fo:country="UA" fo:font-weight="normal" officeooo:rsid="003931f6" style:font-weight-asian="normal" style:font-weight-complex="normal"/>
    </style:style>
    <style:style style:name="T54" style:family="text">
      <style:text-properties officeooo:rsid="003b71b4"/>
    </style:style>
    <style:style style:name="T55" style:family="text">
      <style:text-properties officeooo:rsid="003b8003"/>
    </style:style>
    <style:style style:name="T56" style:family="text">
      <style:text-properties officeooo:rsid="000f0310"/>
    </style:style>
    <style:style style:name="T57" style:family="text">
      <style:text-properties officeooo:rsid="00131462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2">№ Уроку</text:p>
          </table:table-cell>
          <table:table-cell table:style-name="Таблица1.A1" office:value-type="string">
            <text:p text:style-name="P32">№ Теми</text:p>
          </table:table-cell>
          <table:table-cell table:style-name="Таблица1.A1" office:value-type="string">
            <text:p text:style-name="P33">Тема урока</text:p>
          </table:table-cell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4"><text:span text:style-name="T24">5</text:span>-А</text:p>
          </table:table-cell>
          <table:table-cell table:style-name="Таблица1.A1" office:value-type="string">
            <text:p text:style-name="P34"><text:span text:style-name="T24">5</text:span>-Б</text:p>
          </table:table-cell>
          <table:table-cell table:style-name="Таблица1.G1" office:value-type="string">
            <text:p text:style-name="P34"><text:span text:style-name="T24">5</text:span>-<text:span text:style-name="T39">Г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3">1</text:span>. <text:span text:style-name="T27">Інформаційні процеси та системи</text:span> (<text:span text:style-name="T25">7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3">Безпека життєдіяльності при роботі з комп'ютером</text:p>
          </table:table-cell>
          <table:table-cell table:style-name="Таблица1.A3" table:number-rows-spanned="7" office:value-type="string">
            <text:p text:style-name="P59">Знаннєва складова</text:p>
            <text:p text:style-name="P53"><text:span text:style-name="T1">Пояснює </text:span>поняття інформації та інформаційної системи. <text:span text:style-name="T1">Наводить</text:span> приклади даних і повідомлень. <text:span text:style-name="T1">Наводить</text:span> приклади інформаційних процесів. <text:span text:style-name="T1">Називає</text:span> складові комп'ютера та їх призначення. <text:span text:style-name="T1">Пояснює</text:span> поняття операційної системи. <text:span text:style-name="T1">Наводить</text:span> приклади комп'ютерних програм</text:p>
            <text:p text:style-name="P59">Діяльнісна складова</text:p>
            <text:p text:style-name="P53"><text:span text:style-name="T1">Розпізнає</text:span> різновиди інформаційних процесів.</text:p>
            <text:p text:style-name="P53"><text:span text:style-name="T1">Розрізняє</text:span> типи комп'ютерів. <text:span text:style-name="T1">Дотримується</text:span> правил безпеки життєдіяльності під час роботи з комп'ютерним пристроями. <text:span text:style-name="T1">Уміє</text:span> виконувати основні операції над файлами та папками</text:p>
            <text:p text:style-name="P59">Ціннісна складова </text:p>
            <text:p text:style-name="P53"><text:span text:style-name="T1">Усвідомлює</text:span> взаємозв’язок між апаратною та програмною складовими інформаційної системи. <text:span text:style-name="T1">Усвідомлює</text:span> наслідки впливу комп’ютерних пристроїв на здоров’я. <text:span text:style-name="T21">Має уявлення</text:span><text:span text:style-name="T8"> про роль інформаційних технологій у житті людини та розвитку суспільств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31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2"><text:span text:style-name="T7">Операційна система та її інтерфейс. </text:span><text:span text:style-name="T3">Практична робота №1.</text:span><text:span text:style-name="T36"> Вивчення інтерфейсу операційної системи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36">Інформація, дані, повідомлення. Інформаційні процеси та системи. Роль інформаційних технологій у житті сучасної людин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41">Апаратна і програмна складові інформаційної системи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51">Комп'ютер як пристрій опрацювання даних. Різновиди комп'ютерів. <text:span text:style-name="T6">Складові комп’ютерів та їхнє призначення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6">Файли, папки та операції над ними. <text:span text:style-name="T3">Практична робота №2. </text:span><text:span text:style-name="T36">Створення та переміщення файлів та папок. 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37"><text:span text:style-name="T25">Узагальнення з теми «</text:span><text:span text:style-name="T34">Інформаційні процеси та системи</text:span><text:span text:style-name="T25">»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8">Тема 2</text:span>. <text:span text:style-name="T33">Мережеві технології та Інтернет</text:span> (<text:span text:style-name="T32">7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52"><text:span text:style-name="T9">Використання мережі Інтернет для навчання. </text:span><text:span text:style-name="T20">Практична робота №3. </text:span><text:span text:style-name="T10">Навчання на сайті informatika.zp.ua. </text:span><text:span text:style-name="T11">Інструктаж з БЖ</text:span></text:p>
          </table:table-cell>
          <table:table-cell table:style-name="Таблица1.A3" table:number-rows-spanned="7" office:value-type="string">
            <text:p text:style-name="P60">Знаннєва складова</text:p>
            <text:p text:style-name="P54"><text:span text:style-name="T1">Розуміє</text:span> поняття комп'ютерної мережі.</text:p>
            <text:p text:style-name="P54"><text:span text:style-name="T1">Пояснює</text:span> відмінність між глобальною та локальною комп'ютерними мережами.</text:p>
            <text:p text:style-name="P54"><text:span text:style-name="T1">Наводить </text:span>приклади пошукових систем.</text:p>
            <text:p text:style-name="P54"><text:span text:style-name="T1">Наводить</text:span> приклади навчальних веб-ресурсів.</text:p>
            <text:p text:style-name="P60">Діяльнісна складова</text:p>
            <text:p text:style-name="P54"><text:span text:style-name="T1">Використовує </text:span>мережеві папки для обміну файлами та їх зберігання.</text:p>
            <text:p text:style-name="P54"><text:span text:style-name="T1">Дотримується</text:span> правил безпеки під час використання Інтернету.</text:p>
            <text:p text:style-name="P54"><text:span text:style-name="T1">Шукає, завантажує та зберігає</text:span> дані, отримані із Всесвітньої мережі.</text:p>
            <text:p text:style-name="P57"><text:span text:style-name="T30">Ціннісна складов</text:span><text:span text:style-name="T31">а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4">Пошук інформації в Інтернеті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0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4">Критичне оцінювання інформації, отриманої з Інтернету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1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44">Безпечне користування Інтернетом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2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44">Завантаження даних з Інтернету. Авторське право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3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4">Комп’ютерні мережі. Локальна мережа. Використання мережевих папок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9">14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table:number-rows-spanned="2" office:value-type="string">
            <text:p text:style-name="P38"><text:span text:style-name="T25">Узагальнення з теми </text:span><text:span text:style-name="T35">Мережеві технології та Інтернет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 table:style-name="Таблица1.18"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covered-table-cell/>
          <table:table-cell table:style-name="Таблица1.A3" office:value-type="string">
            <text:p text:style-name="P58"><text:span text:style-name="T1">Усвідомлює</text:span> необхідність дотримання авторського права.</text:p>
            <text:p text:style-name="P63">Критично оцінює відомості, отримані з мережі Інтернет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ext:soft-page-break/>
        <table:table-row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7" office:value-type="string">
            <text:p text:style-name="P2"><text:span text:style-name="T16">Тема </text:span><text:span text:style-name="T17">3</text:span><text:span text:style-name="T16">. </text:span><text:span text:style-name="T13"><text:s/>Опрацювання текстових даних </text:span><text:span text:style-name="T14">(7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49">Об’єкти та їхні властивості. Дії над об’єктами. Основні об'єкти текстового документа.</text:p>
          </table:table-cell>
          <table:table-cell table:style-name="Таблица1.A3" table:number-rows-spanned="7" office:value-type="string">
            <text:p text:style-name="P61">Знаннєва складова</text:p>
            <text:p text:style-name="P55"><text:span text:style-name="T1">Пояснює </text:span>поняття об’єкта та властивостей об’єкта. <text:span text:style-name="T1">Називає</text:span> основні об'єкти текстового документа. <text:span text:style-name="T1">Називає</text:span> властивості символів, абзаців, сторінок, зображень і таблиць.</text:p>
            <text:p text:style-name="P61">Діяльнісна складова</text:p>
            <text:p text:style-name="P55"><text:span text:style-name="T1">Уміє</text:span> редагувати та форматувати об'єкти текстових документів. <text:span text:style-name="T1">Додає</text:span> зображення з файлів та налаштовує їхні параметри. <text:span text:style-name="T1">Додає т</text:span>аблиці й однорівневі списки, редагує та форматує їх. <text:span text:style-name="T1">Налаштовує</text:span> параметри сторінки (розмір, орієнтацію, поля). <text:span text:style-name="T1">Готує</text:span> документ до друку</text:p>
            <text:p text:style-name="P61">Ціннісна складова </text:p>
            <text:p text:style-name="P55"><text:span text:style-name="T1">Усвідомлює</text:span> роль електронного документообігу у сучасному суспільстві.</text:p>
            <text:p text:style-name="P50"><text:span text:style-name="T1">Оцінює</text:span> якість форматування текстового документа.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6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56">Програмне забезпечення для опрацювання текстів. Сторінки документа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56">Введення, редагування та форматування символів і абзац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56">Додавання зображень із файлу та їх форматування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56">Додавання, редагування та форматування таблиць. <text:span text:style-name="T4">Практична робота № 4.</text:span><text:span text:style-name="T37"> Створення таблиць. </text:span><text:span text:style-name="T19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45">Однорівневі списки. Підготовка документа до друку. Друк документа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39">Узагальнення з теми Опрацювання текстових даних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2" table:number-columns-spanned="7" office:value-type="string">
            <text:p text:style-name="P3"><text:span text:style-name="T16">Тема </text:span><text:span text:style-name="T18">4</text:span><text:span text:style-name="T16">. </text:span><text:span text:style-name="T13"><text:s/>Алгоритми та програми </text:span><text:span text:style-name="T14">(</text:span><text:span text:style-name="T15">14</text:span><text:span text:style-name="T14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46">Виконав<text:span text:style-name="T40">ц</text:span>і алгоритмів</text:p>
          </table:table-cell>
          <table:table-cell table:style-name="Таблица1.D29" table:number-rows-spanned="14" office:value-type="string">
            <text:p text:style-name="P62">Знаннєва складова</text:p>
            <text:p text:style-name="P55"><text:span text:style-name="T1">Пояснює</text:span> поняття алгоритму та програми. <text:span text:style-name="T1">Наводить приклади</text:span> виконавців та команд, які вони виконують. <text:span text:style-name="T1">Пояснює</text:span> сутність алгоритмічних структур.</text:p>
            <text:p text:style-name="P62">Діяльнісна складова</text:p>
            <text:p text:style-name="P55"><text:span text:style-name="T1">Складає</text:span> прості алгоритми. <text:span text:style-name="T1">Розрізняє </text:span>алгоритмічні структури. <text:span text:style-name="T1">Використовує </text:span>середовище для опису та виконання алгоритмів. <text:span text:style-name="T1">Обирає</text:span> алгоритмічні структури для розв'язування поставленої задачі.</text:p>
            <text:p text:style-name="P55">За необхідності <text:span text:style-name="T1">коригує</text:span> алгоритми. <text:span text:style-name="T22">Виконує</text:span><text:span text:style-name="T12"> алгоритми, подані у формальному вигляді. </text:span></text:p>
            <text:p text:style-name="P64">Ціннісна складова </text:p>
            <text:p text:style-name="P55"><text:span text:style-name="T1">Усвідомлює</text:span> значущість алгоритмів у житті.</text:p>
            <text:p text:style-name="P55"><text:span text:style-name="T22">Робить висновки</text:span><text:span text:style-name="T12"> про відповідність результату виконання алгоритму поставленій задачі.</text:span></text:p>
          </table:table-cell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6"><text:span text:style-name="T41">С</text:span>истеми команд <text:span text:style-name="T41">виконавців алгоритмів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6">Способи опису алгоритму. Програма. <text:span text:style-name="T5">Практична робота №5. </text:span><text:span text:style-name="T43">Розбір</text:span><text:span text:style-name="T5"> </text:span><text:span text:style-name="T43">в</text:span><text:span text:style-name="T41">идів опису алгоритмів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19">4</text:p>
          </table:table-cell>
          <table:table-cell table:style-name="Таблица1.A3" office:value-type="string">
            <text:p text:style-name="P46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19">5</text:p>
          </table:table-cell>
          <table:table-cell table:style-name="Таблица1.A3" office:value-type="string">
            <text:p text:style-name="P35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9">6</text:p>
          </table:table-cell>
          <table:table-cell table:style-name="Таблица1.A3" office:value-type="string">
            <text:p text:style-name="P35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46"><text:span text:style-name="T41">Лінійні алгоритми. Складання л</text:span>інійн<text:span text:style-name="T41">их</text:span> алгоритм<text:span text:style-name="T41">ів</text:span>. 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23">8</text:p>
          </table:table-cell>
          <table:table-cell table:style-name="Таблица1.A3" office:value-type="string">
            <text:p text:style-name="P35">Лінійні алгоритми. <text:span text:style-name="T2">Практична робота №6. </text:span>Виконання л<text:span text:style-name="T23">інійн</text:span>их<text:span text:style-name="T23"> алгоритм</text:span>ів<text:span text:style-name="T23">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0</text:p>
          </table:table-cell>
          <table:table-cell table:style-name="Таблица1.A3" office:value-type="string">
            <text:p text:style-name="P23">9</text:p>
          </table:table-cell>
          <table:table-cell table:style-name="Таблица1.A3" office:value-type="string">
            <text:p text:style-name="P46">Алгоритми з розгалуженнями. <text:span text:style-name="T41">Складання </text:span>алгоритм<text:span text:style-name="T41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23">10</text:p>
          </table:table-cell>
          <table:table-cell table:style-name="Таблица1.A3" office:value-type="string">
            <text:p text:style-name="P47">Алгоритми з розгалуженнями. <text:span text:style-name="T41">Виконання </text:span>алгоритм<text:span text:style-name="T41">ів з </text:span>розгалуж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23">11</text:p>
          </table:table-cell>
          <table:table-cell table:style-name="Таблица1.A3" office:value-type="string">
            <text:p text:style-name="P47">Алгоритми з повтореннями. <text:span text:style-name="T41">Складання </text:span>алгоритм<text:span text:style-name="T41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3">12</text:p>
          </table:table-cell>
          <table:table-cell table:style-name="Таблица1.A3" office:value-type="string">
            <text:p text:style-name="P47">Алгоритми з повтореннями. <text:span text:style-name="T41">Виконання </text:span>алгоритм<text:span text:style-name="T41">ів </text:span>з повторення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4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48">Повторенння теми.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22">35</text:p>
          </table:table-cell>
          <table:table-cell table:style-name="Таблица1.A3" office:value-type="string">
            <text:p text:style-name="P23">14</text:p>
          </table:table-cell>
          <table:table-cell table:style-name="Таблица1.A3" office:value-type="string">
            <text:p text:style-name="P40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7"/>
          </table:table-cell>
          <table:table-cell table:style-name="Таблица1.A3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</table:table-row>
      </table:table>
      <text:p text:style-name="Standard"/>
      <text:p text:style-name="Standard"/>
      <text:p text:style-name="P15"/>
      <text:p text:style-name="Standard"/>
      <text:p text:style-name="P4"/>
      <text:p text:style-name="P4">Розклад годин по чвертям</text:p>
      <text:p text:style-name="P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4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4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4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Основной_20_шрифт_20_абзаца"><text:span text:style-name="T45">5</text:span></text:span><text:span text:style-name="Основной_20_шрифт_20_абзаца"><text:span text:style-name="T44">-</text:span></text:span>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5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7"><text:span text:style-name="T54">5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5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1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7"><text:span text:style-name="T55">5</text:span>-<text:span text:style-name="T55">Г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5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47">5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5">5</text:span>-А</text:p>
          </table:table-cell>
          <table:table-cell table:style-name="Таблица3.A2" office:value-type="string">
            <text:p text:style-name="P26"><text:span text:style-name="T55">5</text:span>-Б</text:p>
          </table:table-cell>
          <table:table-cell table:style-name="Таблица3.D2" office:value-type="string">
            <text:p text:style-name="P26"><text:span text:style-name="T55">5</text:span>-<text:span text:style-name="T55">Г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6">Практична робота №</text:span></text:span><text:span text:style-name="Основной_20_шрифт_20_абзаца"><text:span text:style-name="T4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6">Практична робота №</text:span></text:span><text:span text:style-name="Основной_20_шрифт_20_абзаца"><text:span text:style-name="T48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46">Узагальнення №</text:span></text:span><text:span text:style-name="Основной_20_шрифт_20_абзаца"><text:span text:style-name="T4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50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8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Практична робота №</text:span></text:span><text:span text:style-name="Основной_20_шрифт_20_абзаца"><text:span text:style-name="T48">6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52">Узагальнення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56">Заступник</text:span> директора _________ М.В. Савіна<text:tab/><text:tab/><text:tab/><text:tab/><text:tab/><text:tab/><text:tab/><text:tab/><text:span text:style-name="T56">Д</text:span>иректор <text:span text:style-name="T56">школи</text:span> ____________ Л.М. Воробйов</text:p>
      <text:p text:style-name="P8">____________ 201<text:span text:style-name="T56">7</text:span> р.<text:tab/><text:tab/><text:tab/><text:tab/><text:tab/><text:tab/><text:tab/><text:tab/><text:tab/><text:tab/><text:tab/><text:tab/><text:tab/><text:tab/><text:tab/>_____________ 201<text:span text:style-name="T56">7</text:span> р.</text:p>
      <text:p text:style-name="P8">____________ 201<text:span text:style-name="T56">8</text:span> р.<text:tab/><text:tab/><text:tab/><text:tab/><text:tab/><text:tab/><text:tab/><text:tab/><text:tab/><text:tab/><text:tab/><text:tab/><text:tab/><text:tab/><text:tab/>_____________ 201<text:span text:style-name="T56">8</text:span> р.</text:p>
      <text:p text:style-name="P12"/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61">і</text:span>нформатики для <text:span text:style-name="T57">5</text:span> класів</text:p>
      <text:p text:style-name="P10"><text:span text:style-name="T56">в</text:span>читель Трубіцина А.Л.</text:p>
      <text:p text:style-name="P10">201<text:span text:style-name="T56">7</text:span>-201<text:span text:style-name="T56">8</text:span> н.р.</text:p>
      <text:p text:style-name="P11"/>
      <text:p text:style-name="P11"/>
      <text:p text:style-name="P11"/>
      <text:p text:style-name="P7">Джерело: Програма для загальноосвітніх навчальних закладів.</text:p>
      <text:p text:style-name="P7">Інформатика навчальна програма для учнів <text:span text:style-name="T61">5 </text:span>класу</text:p>
      <text:p text:style-name="P7">загальноосвітніх навчальних закладів <text:span text:style-name="T58">затверджена Міністерством освіти і науки України</text:span></text:p>
      <text:p text:style-name="P9">(Наказ МОН від <text:span text:style-name="T59">07.06.2017 №804</text:span>)</text:p>
      <text:p text:style-name="P9"/>
      <text:p text:style-name="P9"/>
      <text:p text:style-name="P9"/>
      <text:p text:style-name="P9"/>
      <text:p text:style-name="P9"/>
      <text:p text:style-name="P12"/>
      <text:p text:style-name="P14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6"><text:tab/><text:tab/>протокол № _____ від ___________ р.</text:p>
      <text:p text:style-name="P6"><text:tab/><text:tab/>кер. <text:span text:style-name="T60">Ш</text:span>МО _________________ В.В. Маляренко 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2T06:21:32.367419446</dc:date>
    <meta:editing-duration>PT51M44S</meta:editing-duration>
    <meta:editing-cycles>21</meta:editing-cycles>
    <meta:generator>LibreOffice/5.4.1.2$Linux_X86_64 LibreOffice_project/40m0$Build-2</meta:generator>
    <meta:document-statistic meta:table-count="3" meta:image-count="0" meta:object-count="0" meta:page-count="4" meta:paragraph-count="208" meta:word-count="833" meta:character-count="6075" meta:non-whitespace-character-count="5382"/>
  </office:meta>
</office:document-meta>
</file>